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1" table:number-columns-repeated="3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" table:number-columns-repeated="1006" table:default-cell-style-name="ce5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cale-free generation</text:p>
          </table:table-cell>
          <table:table-cell table:number-columns-repeated="2" table:style-name="ce3"/>
          <table:table-cell table:style-name="ce4"/>
          <table:table-cell office:value-type="string" table:style-name="ce2">
            <text:p>Small-world generation</text:p>
          </table:table-cell>
          <table:table-cell table:number-columns-repeated="2" table:style-name="ce3"/>
          <table:table-cell table:style-name="ce4"/>
          <table:table-cell office:value-type="string" table:style-name="ce2">
            <text:p>Scale-Free Running</text:p>
          </table:table-cell>
          <table:table-cell table:number-columns-repeated="2" table:style-name="ce3"/>
          <table:table-cell table:style-name="ce4"/>
          <table:table-cell office:value-type="string" table:style-name="ce2">
            <text:p>Small-world running</text:p>
          </table:table-cell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 (ms)</text:p>
          </table:table-cell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(ms)</text:p>
          </table:table-cell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 (ms)</text:p>
          </table:table-cell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 (ms)</text:p>
          </table:table-cell>
          <table:table-cell table:number-columns-repeated="16368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float" office:value="1365961111381" table:style-name="ce5">
            <text:p>1.36596E+12</text:p>
          </table:table-cell>
          <table:table-cell office:value-type="float" office:value="1365961112653" table:style-name="ce5">
            <text:p>1.36596E+12</text:p>
          </table:table-cell>
          <table:table-cell office:value-type="float" office:value="1272" table:formula="of:=[.C3]-[.B3]" table:style-name="ce8">
            <text:p>1272</text:p>
          </table:table-cell>
          <table:table-cell office:value-type="float" office:value="250" table:style-name="ce7">
            <text:p>250</text:p>
          </table:table-cell>
          <table:table-cell office:value-type="float" office:value="1365971033735" table:style-name="ce5">
            <text:p>1.36597E+12</text:p>
          </table:table-cell>
          <table:table-cell office:value-type="float" office:value="1365971033783" table:style-name="ce5">
            <text:p>1.36597E+12</text:p>
          </table:table-cell>
          <table:table-cell office:value-type="float" office:value="48" table:formula="of:=[.G3]-[.F3]" table:style-name="ce8">
            <text:p>48</text:p>
          </table:table-cell>
          <table:table-cell office:value-type="float" office:value="73" table:style-name="ce7">
            <text:p>73</text:p>
          </table:table-cell>
          <table:table-cell office:value-type="float" office:value="1365962213077" table:style-name="ce5">
            <text:p>1.36596E+12</text:p>
          </table:table-cell>
          <table:table-cell office:value-type="float" office:value="1365962240200" table:style-name="ce5">
            <text:p>1.36596E+12</text:p>
          </table:table-cell>
          <table:table-cell office:value-type="float" office:value="27123" table:formula="of:=[.K3]-[.J3]" table:style-name="ce8">
            <text:p>27123</text:p>
          </table:table-cell>
          <table:table-cell office:value-type="float" office:value="250" table:style-name="ce7">
            <text:p>250</text:p>
          </table:table-cell>
          <table:table-cell office:value-type="float" office:value="1365971033930" table:style-name="ce5">
            <text:p>1.36597E+12</text:p>
          </table:table-cell>
          <table:table-cell office:value-type="float" office:value="1365971095445" table:style-name="ce5">
            <text:p>1.36597E+12</text:p>
          </table:table-cell>
          <table:table-cell office:value-type="float" office:value="61515" table:formula="of:=[.O3]-[.N3]" table:style-name="ce8">
            <text:p>61515</text:p>
          </table:table-cell>
          <table:table-cell table:number-columns-repeated="16368"/>
        </table:table-row>
        <table:table-row table:style-name="ro1">
          <table:table-cell office:value-type="float" office:value="500" table:style-name="ce7">
            <text:p>500</text:p>
          </table:table-cell>
          <table:table-cell office:value-type="float" office:value="1365962774840" table:style-name="ce5">
            <text:p>1.36596E+12</text:p>
          </table:table-cell>
          <table:table-cell office:value-type="float" office:value="1365962784884" table:style-name="ce5">
            <text:p>1.36596E+12</text:p>
          </table:table-cell>
          <table:table-cell office:value-type="float" office:value="10044" table:formula="of:=[.C4]-[.B4]" table:style-name="ce8">
            <text:p>10044</text:p>
          </table:table-cell>
          <table:table-cell office:value-type="float" office:value="500" table:style-name="ce7">
            <text:p>500</text:p>
          </table:table-cell>
          <table:table-cell office:value-type="float" office:value="1365971271981" table:style-name="ce5">
            <text:p>1.36597E+12</text:p>
          </table:table-cell>
          <table:table-cell office:value-type="float" office:value="1365971272031" table:style-name="ce5">
            <text:p>1.36597E+12</text:p>
          </table:table-cell>
          <table:table-cell office:value-type="float" office:value="50" table:formula="of:=[.G4]-[.F4]" table:style-name="ce8">
            <text:p>50</text:p>
          </table:table-cell>
          <table:table-cell office:value-type="float" office:value="143" table:style-name="ce7">
            <text:p>143</text:p>
          </table:table-cell>
          <table:table-cell office:value-type="float" office:value="1365962785019" table:style-name="ce5">
            <text:p>1.36596E+12</text:p>
          </table:table-cell>
          <table:table-cell office:value-type="float" office:value="1365962835378" table:style-name="ce5">
            <text:p>1.36596E+12</text:p>
          </table:table-cell>
          <table:table-cell office:value-type="float" office:value="50359" table:formula="of:=[.K4]-[.J4]" table:style-name="ce8">
            <text:p>50359</text:p>
          </table:table-cell>
          <table:table-cell office:value-type="float" office:value="500" table:style-name="ce7">
            <text:p>500</text:p>
          </table:table-cell>
          <table:table-cell office:value-type="float" office:value="1365971272221" table:style-name="ce5">
            <text:p>1.36597E+12</text:p>
          </table:table-cell>
          <table:table-cell office:value-type="float" office:value="1365971406699" table:style-name="ce5">
            <text:p>1.36597E+12</text:p>
          </table:table-cell>
          <table:table-cell office:value-type="float" office:value="134478" table:formula="of:=[.O4]-[.N4]" table:style-name="ce8">
            <text:p>134478</text:p>
          </table:table-cell>
          <table:table-cell table:number-columns-repeated="16368"/>
        </table:table-row>
        <table:table-row table:style-name="ro1">
          <table:table-cell office:value-type="float" office:value="750" table:style-name="ce7">
            <text:p>750</text:p>
          </table:table-cell>
          <table:table-cell office:value-type="float" office:value="1365964598967" table:style-name="ce5">
            <text:p>1.36596E+12</text:p>
          </table:table-cell>
          <table:table-cell office:value-type="float" office:value="1365964631259" table:style-name="ce5">
            <text:p>1.36596E+12</text:p>
          </table:table-cell>
          <table:table-cell office:value-type="float" office:value="32292" table:formula="of:=[.C5]-[.B5]" table:style-name="ce8">
            <text:p>32292</text:p>
          </table:table-cell>
          <table:table-cell office:value-type="float" office:value="750" table:style-name="ce7">
            <text:p>750</text:p>
          </table:table-cell>
          <table:table-cell office:value-type="float" office:value="1365971662573" table:style-name="ce5">
            <text:p>1.36597E+12</text:p>
          </table:table-cell>
          <table:table-cell office:value-type="float" office:value="1365971662625" table:style-name="ce5">
            <text:p>1.36597E+12</text:p>
          </table:table-cell>
          <table:table-cell office:value-type="float" office:value="52" table:formula="of:=[.G5]-[.F5]" table:style-name="ce8">
            <text:p>52</text:p>
          </table:table-cell>
          <table:table-cell office:value-type="float" office:value="197" table:style-name="ce7">
            <text:p>197</text:p>
          </table:table-cell>
          <table:table-cell office:value-type="float" office:value="1365964631409" table:style-name="ce5">
            <text:p>1.36596E+12</text:p>
          </table:table-cell>
          <table:table-cell office:value-type="float" office:value="1365964689580" table:style-name="ce5">
            <text:p>1.36596E+12</text:p>
          </table:table-cell>
          <table:table-cell office:value-type="float" office:value="58171" table:formula="of:=[.K5]-[.J5]" table:style-name="ce8">
            <text:p>58171</text:p>
          </table:table-cell>
          <table:table-cell office:value-type="float" office:value="750" table:style-name="ce7">
            <text:p>750</text:p>
          </table:table-cell>
          <table:table-cell office:value-type="float" office:value="1365971662819" table:style-name="ce5">
            <text:p>1.36597E+12</text:p>
          </table:table-cell>
          <table:table-cell office:value-type="float" office:value="1365971875609" table:style-name="ce5">
            <text:p>1.36597E+12</text:p>
          </table:table-cell>
          <table:table-cell office:value-type="float" office:value="212790" table:formula="of:=[.O5]-[.N5]" table:style-name="ce8">
            <text:p>212790</text:p>
          </table:table-cell>
          <table:table-cell table:number-columns-repeated="16368"/>
        </table:table-row>
        <table:table-row table:style-name="ro1">
          <table:table-cell office:value-type="float" office:value="1000" table:style-name="ce7">
            <text:p>1000</text:p>
          </table:table-cell>
          <table:table-cell office:value-type="float" office:value="1365965022327" table:style-name="ce5">
            <text:p>1.36597E+12</text:p>
          </table:table-cell>
          <table:table-cell office:value-type="float" office:value="1365965105689" table:style-name="ce5">
            <text:p>1.36597E+12</text:p>
          </table:table-cell>
          <table:table-cell office:value-type="float" office:value="83362" table:formula="of:=[.C6]-[.B6]" table:style-name="ce8">
            <text:p>83362</text:p>
          </table:table-cell>
          <table:table-cell office:value-type="float" office:value="1000" table:style-name="ce7">
            <text:p>1000</text:p>
          </table:table-cell>
          <table:table-cell office:value-type="float" office:value="1365971975354" table:style-name="ce5">
            <text:p>1.36597E+12</text:p>
          </table:table-cell>
          <table:table-cell office:value-type="float" office:value="1365971975410" table:style-name="ce5">
            <text:p>1.36597E+12</text:p>
          </table:table-cell>
          <table:table-cell office:value-type="float" office:value="56" table:formula="of:=[.G6]-[.F6]" table:style-name="ce8">
            <text:p>56</text:p>
          </table:table-cell>
          <table:table-cell office:value-type="float" office:value="271" table:style-name="ce7">
            <text:p>271</text:p>
          </table:table-cell>
          <table:table-cell office:value-type="float" office:value="1365965105742" table:style-name="ce5">
            <text:p>1.36597E+12</text:p>
          </table:table-cell>
          <table:table-cell office:value-type="float" office:value="1365965198563" table:style-name="ce5">
            <text:p>1.36597E+12</text:p>
          </table:table-cell>
          <table:table-cell office:value-type="float" office:value="92821" table:formula="of:=[.K6]-[.J6]" table:style-name="ce8">
            <text:p>92821</text:p>
          </table:table-cell>
          <table:table-cell office:value-type="float" office:value="1000" table:style-name="ce7">
            <text:p>1000</text:p>
          </table:table-cell>
          <table:table-cell office:value-type="float" office:value="1365971975623" table:style-name="ce5">
            <text:p>1.36597E+12</text:p>
          </table:table-cell>
          <table:table-cell office:value-type="float" office:value="1365972268283" table:style-name="ce5">
            <text:p>1.36597E+12</text:p>
          </table:table-cell>
          <table:table-cell office:value-type="float" office:value="292660" table:formula="of:=[.O6]-[.N6]" table:style-name="ce8">
            <text:p>292660</text:p>
          </table:table-cell>
          <table:table-cell table:number-columns-repeated="16368"/>
        </table:table-row>
        <table:table-row table:style-name="ro1">
          <table:table-cell office:value-type="float" office:value="1250" table:style-name="ce7">
            <text:p>1250</text:p>
          </table:table-cell>
          <table:table-cell office:value-type="float" office:value="1365965316727" table:style-name="ce5">
            <text:p>1.36597E+12</text:p>
          </table:table-cell>
          <table:table-cell office:value-type="float" office:value="1365965477699" table:style-name="ce5">
            <text:p>1.36597E+12</text:p>
          </table:table-cell>
          <table:table-cell office:value-type="float" office:value="160972" table:formula="of:=[.C7]-[.B7]" table:style-name="ce8">
            <text:p>160972</text:p>
          </table:table-cell>
          <table:table-cell office:value-type="float" office:value="1250" table:style-name="ce7">
            <text:p>1250</text:p>
          </table:table-cell>
          <table:table-cell office:value-type="float" office:value="1365973791155" table:style-name="ce5">
            <text:p>1.36597E+12</text:p>
          </table:table-cell>
          <table:table-cell office:value-type="float" office:value="1365973791213" table:style-name="ce5">
            <text:p>1.36597E+12</text:p>
          </table:table-cell>
          <table:table-cell office:value-type="float" office:value="58" table:formula="of:=[.G7]-[.F7]" table:style-name="ce8">
            <text:p>58</text:p>
          </table:table-cell>
          <table:table-cell office:value-type="float" office:value="319" table:style-name="ce7">
            <text:p>319</text:p>
          </table:table-cell>
          <table:table-cell office:value-type="float" office:value="1365965477756" table:style-name="ce5">
            <text:p>1.36597E+12</text:p>
          </table:table-cell>
          <table:table-cell office:value-type="float" office:value="1365965589682" table:style-name="ce5">
            <text:p>1.36597E+12</text:p>
          </table:table-cell>
          <table:table-cell office:value-type="float" office:value="111926" table:formula="of:=[.K7]-[.J7]" table:style-name="ce8">
            <text:p>111926</text:p>
          </table:table-cell>
          <table:table-cell office:value-type="float" office:value="1250" table:style-name="ce7">
            <text:p>1250</text:p>
          </table:table-cell>
          <table:table-cell office:value-type="float" office:value="1365973791401" table:style-name="ce5">
            <text:p>1.36597E+12</text:p>
          </table:table-cell>
          <table:table-cell office:value-type="float" office:value="1365974184174" table:style-name="ce5">
            <text:p>1.36597E+12</text:p>
          </table:table-cell>
          <table:table-cell office:value-type="float" office:value="392773" table:formula="of:=[.O7]-[.N7]" table:style-name="ce8">
            <text:p>392773</text:p>
          </table:table-cell>
          <table:table-cell table:number-columns-repeated="16368"/>
        </table:table-row>
        <table:table-row table:style-name="ro1">
          <table:table-cell office:value-type="float" office:value="1500" table:style-name="ce7">
            <text:p>1500</text:p>
          </table:table-cell>
          <table:table-cell office:value-type="float" office:value="1365965735155" table:style-name="ce5">
            <text:p>1.36597E+12</text:p>
          </table:table-cell>
          <table:table-cell office:value-type="float" office:value="1365966011272" table:style-name="ce5">
            <text:p>1.36597E+12</text:p>
          </table:table-cell>
          <table:table-cell office:value-type="float" office:value="276117" table:formula="of:=[.C8]-[.B8]" table:style-name="ce8">
            <text:p>276117</text:p>
          </table:table-cell>
          <table:table-cell office:value-type="float" office:value="1500" table:style-name="ce7">
            <text:p>1500</text:p>
          </table:table-cell>
          <table:table-cell office:value-type="float" office:value="1365974993933" table:style-name="ce5">
            <text:p>1.36597E+12</text:p>
          </table:table-cell>
          <table:table-cell office:value-type="float" office:value="1365974993997" table:style-name="ce5">
            <text:p>1.36597E+12</text:p>
          </table:table-cell>
          <table:table-cell office:value-type="float" office:value="64" table:formula="of:=[.G8]-[.F8]" table:style-name="ce8">
            <text:p>64</text:p>
          </table:table-cell>
          <table:table-cell office:value-type="float" office:value="411" table:style-name="ce7">
            <text:p>411</text:p>
          </table:table-cell>
          <table:table-cell office:value-type="float" office:value="1365966011455" table:style-name="ce5">
            <text:p>1.36597E+12</text:p>
          </table:table-cell>
          <table:table-cell office:value-type="float" office:value="1365966178676" table:style-name="ce5">
            <text:p>1.36597E+12</text:p>
          </table:table-cell>
          <table:table-cell office:value-type="float" office:value="167221" table:formula="of:=[.K8]-[.J8]" table:style-name="ce8">
            <text:p>167221</text:p>
          </table:table-cell>
          <table:table-cell office:value-type="float" office:value="1500" table:style-name="ce7">
            <text:p>1500</text:p>
          </table:table-cell>
          <table:table-cell office:value-type="float" office:value="1365974994255" table:style-name="ce5">
            <text:p>1.36597E+12</text:p>
          </table:table-cell>
          <table:table-cell office:value-type="float" office:value="1365975494579" table:style-name="ce5">
            <text:p>1.36598E+12</text:p>
          </table:table-cell>
          <table:table-cell office:value-type="float" office:value="500324" table:formula="of:=[.O8]-[.N8]" table:style-name="ce8">
            <text:p>500324</text:p>
          </table:table-cell>
          <table:table-cell table:number-columns-repeated="16368"/>
        </table:table-row>
        <table:table-row table:style-name="ro1">
          <table:table-cell office:value-type="float" office:value="2000" table:style-name="ce7">
            <text:p>2000</text:p>
          </table:table-cell>
          <table:table-cell office:value-type="float" office:value="1365966308239" table:style-name="ce5">
            <text:p>1.36597E+12</text:p>
          </table:table-cell>
          <table:table-cell office:value-type="float" office:value="1365966949561" table:style-name="ce5">
            <text:p>1.36597E+12</text:p>
          </table:table-cell>
          <table:table-cell office:value-type="float" office:value="641322" table:formula="of:=[.C9]-[.B9]" table:style-name="ce8">
            <text:p>641322</text:p>
          </table:table-cell>
          <table:table-cell office:value-type="float" office:value="2000" table:style-name="ce7">
            <text:p>2000</text:p>
          </table:table-cell>
          <table:table-cell office:value-type="float" office:value="1365975718097" table:style-name="ce5">
            <text:p>1.36598E+12</text:p>
          </table:table-cell>
          <table:table-cell office:value-type="float" office:value="1365975718165" table:style-name="ce5">
            <text:p>1.36598E+12</text:p>
          </table:table-cell>
          <table:table-cell office:value-type="float" office:value="68" table:formula="of:=[.G9]-[.F9]" table:style-name="ce8">
            <text:p>68</text:p>
          </table:table-cell>
          <table:table-cell office:value-type="float" office:value="507" table:style-name="ce7">
            <text:p>507</text:p>
          </table:table-cell>
          <table:table-cell office:value-type="float" office:value="1365966949753" table:style-name="ce5">
            <text:p>1.36597E+12</text:p>
          </table:table-cell>
          <table:table-cell office:value-type="float" office:value="1365967134108" table:style-name="ce5">
            <text:p>1.36597E+12</text:p>
          </table:table-cell>
          <table:table-cell office:value-type="float" office:value="184355" table:formula="of:=[.K9]-[.J9]" table:style-name="ce8">
            <text:p>184355</text:p>
          </table:table-cell>
          <table:table-cell office:value-type="float" office:value="2000" table:style-name="ce7">
            <text:p>2000</text:p>
          </table:table-cell>
          <table:table-cell office:value-type="float" office:value="1365975718471" table:style-name="ce5">
            <text:p>1.36598E+12</text:p>
          </table:table-cell>
          <table:table-cell office:value-type="float" office:value="1365976475554" table:style-name="ce5">
            <text:p>1.36598E+12</text:p>
          </table:table-cell>
          <table:table-cell office:value-type="float" office:value="757083" table:formula="of:=[.O9]-[.N9]" table:style-name="ce8">
            <text:p>757083</text:p>
          </table:table-cell>
          <table:table-cell table:number-columns-repeated="16368"/>
        </table:table-row>
        <table:table-row table:style-name="ro1">
          <table:table-cell office:value-type="float" office:value="3000" table:style-name="ce7">
            <text:p>3000</text:p>
          </table:table-cell>
          <table:table-cell office:value-type="float" office:value="1365967238431" table:style-name="ce5">
            <text:p>1.36597E+12</text:p>
          </table:table-cell>
          <table:table-cell office:value-type="float" office:value="1365969514194" table:style-name="ce5">
            <text:p>1.36597E+12</text:p>
          </table:table-cell>
          <table:table-cell office:value-type="float" office:value="2275763" table:formula="of:=[.C10]-[.B10]" table:style-name="ce8">
            <text:p>2275763</text:p>
          </table:table-cell>
          <table:table-cell office:value-type="float" office:value="3000" table:style-name="ce7">
            <text:p>3000</text:p>
          </table:table-cell>
          <table:table-cell office:value-type="float" office:value="1365978794628" table:style-name="ce5">
            <text:p>1.36598E+12</text:p>
          </table:table-cell>
          <table:table-cell office:value-type="float" office:value="1365978794702" table:style-name="ce5">
            <text:p>1.36598E+12</text:p>
          </table:table-cell>
          <table:table-cell office:value-type="float" office:value="74" table:formula="of:=[.G10]-[.F10]" table:style-name="ce8">
            <text:p>74</text:p>
          </table:table-cell>
          <table:table-cell office:value-type="float" office:value="782" table:style-name="ce7">
            <text:p>782</text:p>
          </table:table-cell>
          <table:table-cell office:value-type="float" office:value="1365969514414" table:style-name="ce5">
            <text:p>1.36597E+12</text:p>
          </table:table-cell>
          <table:table-cell office:value-type="float" office:value="1365969824355" table:style-name="ce5">
            <text:p>1.36597E+12</text:p>
          </table:table-cell>
          <table:table-cell office:value-type="float" office:value="309941" table:formula="of:=[.K10]-[.J10]" table:style-name="ce8">
            <text:p>309941</text:p>
          </table:table-cell>
          <table:table-cell office:value-type="float" office:value="3000" table:style-name="ce7">
            <text:p>3000</text:p>
          </table:table-cell>
          <table:table-cell office:value-type="float" office:value="1365978795080" table:style-name="ce5">
            <text:p>1.36598E+12</text:p>
          </table:table-cell>
          <table:table-cell office:value-type="float" office:value="1365980048243" table:style-name="ce5">
            <text:p>1.36598E+12</text:p>
          </table:table-cell>
          <table:table-cell office:value-type="float" office:value="1253163" table:formula="of:=[.O10]-[.N10]" table:style-name="ce8">
            <text:p>1253163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1]-[.B1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1]-[.F1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1]-[.J1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1]-[.N11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2]-[.B1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2]-[.F1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2]-[.J1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2]-[.N12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3]-[.B1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3]-[.F1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3]-[.J1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3]-[.N13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>
            <draw:frame draw:z-index="1" draw:id="id0" draw:style-name="a0" draw:name="Chart 1" svg:x="0.03346in" svg:y="0.00039in" svg:width="3.0811in" svg:height="2.990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5"/>
          <table:table-cell office:value-type="float" office:value="0" table:formula="of:=[.C14]-[.B1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4]-[.F1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4]-[.J14]" table:style-name="ce8">
            <text:p>0</text:p>
          </table:table-cell>
          <table:table-cell table:style-name="ce7">
            <draw:frame draw:z-index="4" draw:id="id3" draw:style-name="a3" draw:name="Chart 2" svg:x="0.14173in" svg:y="0.12677in" svg:width="3.29291in" svg:height="2.3003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"/>
          <table:table-cell office:value-type="float" office:value="0" table:formula="of:=[.O14]-[.N14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5]-[.B15]" table:style-name="ce8">
            <text:p>0</text:p>
          </table:table-cell>
          <table:table-cell table:style-name="ce7">
            <draw:frame draw:z-index="2" draw:id="id1" draw:style-name="a1" draw:name="Chart 3" svg:x="0.22362in" svg:y="0.0685in" svg:width="2.94803in" svg:height="1.8866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5"/>
          <table:table-cell office:value-type="float" office:value="0" table:formula="of:=[.G15]-[.F1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5]-[.J1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5]-[.N15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6]-[.B1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6]-[.F1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6]-[.J1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6]-[.N16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7]-[.B1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7]-[.F1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7]-[.J1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7]-[.N17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8]-[.B18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8]-[.F18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18]-[.J18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8]-[.N18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19]-[.B19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19]-[.F19]" table:style-name="ce8">
            <text:p>0</text:p>
            <draw:frame draw:z-index="3" draw:id="id2" draw:style-name="a2" draw:name="Chart 4" svg:x="1.03504in" svg:y="0.05787in" svg:width="3.10354in" svg:height="2.0472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7"/>
          <table:table-cell table:number-columns-repeated="2" table:style-name="ce5"/>
          <table:table-cell office:value-type="float" office:value="0" table:formula="of:=[.K19]-[.J19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19]-[.N19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0]-[.B20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0]-[.F20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0]-[.J20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0]-[.N20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1]-[.B2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1]-[.F2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1]-[.J2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1]-[.N21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2]-[.B2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2]-[.F2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2]-[.J2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2]-[.N22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3]-[.B2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3]-[.F2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3]-[.J2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3]-[.N23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4]-[.B2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4]-[.F2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4]-[.J2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4]-[.N24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5]-[.B2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5]-[.F2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5]-[.J2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5]-[.N25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6]-[.B2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6]-[.F2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6]-[.J2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6]-[.N26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5"/>
          <table:table-cell office:value-type="float" office:value="0" table:formula="of:=[.C27]-[.B2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7]-[.F2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7]-[.J2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7]-[.N27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28]-[.B28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8]-[.F28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8]-[.J28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8]-[.N28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29]-[.B29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29]-[.F29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29]-[.J29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29]-[.N29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0]-[.B30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0]-[.F30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0]-[.J30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0]-[.N30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1]-[.B3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1]-[.F3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1]-[.J31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1]-[.N31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2]-[.B3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2]-[.F3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2]-[.J32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2]-[.N32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3]-[.B3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3]-[.F3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3]-[.J33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3]-[.N33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4]-[.B3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4]-[.F3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4]-[.J34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4]-[.N34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5]-[.B3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5]-[.F3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5]-[.J35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5]-[.N35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6]-[.B3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6]-[.F3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6]-[.J36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6]-[.N36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7"/>
          <table:table-cell table:number-columns-repeated="2" table:style-name="ce5"/>
          <table:table-cell office:value-type="float" office:value="0" table:formula="of:=[.C37]-[.B3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G37]-[.F3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K37]-[.J37]" table:style-name="ce8">
            <text:p>0</text:p>
          </table:table-cell>
          <table:table-cell table:style-name="ce7"/>
          <table:table-cell table:number-columns-repeated="2" table:style-name="ce5"/>
          <table:table-cell office:value-type="float" office:value="0" table:formula="of:=[.O37]-[.N37]" table:style-name="ce8">
            <text:p>0</text:p>
          </table:table-cell>
          <table:table-cell table:number-columns-repeated="16368"/>
        </table:table-row>
        <table:table-row table:style-name="ro2">
          <table:table-cell table:style-name="ce9"/>
          <table:table-cell table:number-columns-repeated="2" table:style-name="ce10"/>
          <table:table-cell office:value-type="float" office:value="0" table:formula="of:=[.C38]-[.B38]" table:style-name="ce8">
            <text:p>0</text:p>
          </table:table-cell>
          <table:table-cell table:style-name="ce9"/>
          <table:table-cell table:number-columns-repeated="2" table:style-name="ce10"/>
          <table:table-cell office:value-type="float" office:value="0" table:formula="of:=[.G38]-[.F38]" table:style-name="ce8">
            <text:p>0</text:p>
          </table:table-cell>
          <table:table-cell table:style-name="ce9"/>
          <table:table-cell table:number-columns-repeated="2" table:style-name="ce10"/>
          <table:table-cell office:value-type="float" office:value="0" table:formula="of:=[.K38]-[.J38]" table:style-name="ce8">
            <text:p>0</text:p>
          </table:table-cell>
          <table:table-cell table:style-name="ce9"/>
          <table:table-cell table:number-columns-repeated="2" table:style-name="ce10"/>
          <table:table-cell office:value-type="float" office:value="0" table:formula="of:=[.O38]-[.N38]" table:style-name="ce8">
            <text:p>0</text:p>
          </table:table-cell>
          <table:table-cell table:number-columns-repeated="16368"/>
        </table:table-row>
        <table:table-row table:number-rows-repeated="1048538" table:style-name="ro3">
          <table:table-cell table:number-columns-repeated="16384"/>
        </table:table-row>
      </table:table>
      <table:table table:name="Sheet2" table:style-name="ta2">
        <table:table-column table:style-name="co11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4" draw:style-name="a4" draw:name="Chart 3" svg:x="0.60575in" svg:y="0.1304in" svg:width="12.90467in" svg:height="6.71335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" draw:id="id5" draw:style-name="a5" draw:name="Chart 2" svg:x="0.59375in" svg:y="0.14103in" svg:width="12.90625in" svg:height="6.70272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" draw:id="id6" draw:style-name="a6" draw:name="Chart 4" svg:x="0.59785in" svg:y="0.1368in" svg:width="12.91256in" svg:height="6.72779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4" draw:id="id7" draw:style-name="a7" draw:name="Chart 1" svg:x="0.61458in" svg:y="0.13542in" svg:width="12.875in" svg:height="6.687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tt</dc:creator>
    <dc:date>2013-04-22T16:47:41Z</dc:date>
    <meta:editing-cycles>1</meta:editing-cycles>
    <meta:editing-duration>PT12528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5.3195275590551pt" svg:width="221.8391338582677pt" chart:style-name="Crt0">
        <chart:title chart:style-name="CT00">
          <text:p text:style-name="a0" text:class-names="" text:cond-style-name="">Scale-Free Generat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D$3:.$D$10" chart:class="chart:scatter" chart:attached-axis="primary-y" chart:style-name="G0S0">
            <chart:domain table:cell-range-address="Sheet1.$A$3:.$A$10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35.835905511811pt" svg:width="212.2581102362205pt" chart:style-name="Crt0">
        <chart:title chart:style-name="CT00">
          <text:p text:style-name="a0" text:class-names="" text:cond-style-name="">Small-World Generat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H$3:.$H$10" chart:class="chart:scatter" chart:attached-axis="primary-y" chart:style-name="G0S0">
            <chart:domain table:cell-range-address="Sheet1.$E$3:.$E$10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47.4012598425197pt" svg:width="223.4548031496063pt" chart:style-name="Crt0">
        <chart:title chart:style-name="CT00">
          <text:p text:style-name="a0" text:class-names="" text:cond-style-name="">Scale-Free Simulation Run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L$3:.$L$10" chart:class="chart:scatter" chart:attached-axis="primary-y" chart:style-name="G0S0">
            <chart:domain table:cell-range-address="Sheet1.$I$3:.$I$10"/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65.628031496063pt" svg:width="237.0894488188976pt" chart:style-name="Crt0">
        <chart:title chart:style-name="CT00">
          <text:p text:style-name="a0" text:class-names="" text:cond-style-name="">Small-World Run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P$3:.$P$10" chart:class="chart:scatter" chart:attached-axis="primary-y" chart:style-name="G0S0">
            <chart:domain table:cell-range-address="Sheet1.$M$3:.$M$10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83.3614173228347pt" svg:width="929.1362992125984pt" chart:style-name="Crt0">
        <chart:title chart:style-name="CT00">
          <text:p text:style-name="a0" text:class-names="" text:cond-style-name="">Scale-Free Simulation Run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L$3:.$L$10" chart:class="chart:scatter" chart:attached-axis="primary-y" chart:style-name="G0S0">
            <chart:domain table:cell-range-address="Sheet1.$I$3:.$I$10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82.596062992126pt" svg:width="929.25pt" chart:style-name="Crt0">
        <chart:title chart:style-name="CT00">
          <text:p text:style-name="a0" text:class-names="" text:cond-style-name="">Small-World Generat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H$3:.$H$10" chart:class="chart:scatter" chart:attached-axis="primary-y" chart:style-name="G0S0">
            <chart:domain table:cell-range-address="Sheet1.$E$3:.$E$10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84.4007086614173pt" svg:width="929.7046456692913pt" chart:style-name="Crt0">
        <chart:title chart:style-name="CT00">
          <text:p text:style-name="a0" text:class-names="" text:cond-style-name="">Small-World Run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P$3:.$P$10" chart:class="chart:scatter" chart:attached-axis="primary-y" chart:style-name="G0S0">
            <chart:domain table:cell-range-address="Sheet1.$M$3:.$M$10"/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81.5pt" svg:width="927.0pt" chart:style-name="Crt0">
        <chart:title chart:style-name="CT00">
          <text:p text:style-name="a0" text:class-names="" text:cond-style-name="">Scale-Free Generat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D$3:.$D$10" chart:class="chart:scatter" chart:attached-axis="primary-y" chart:style-name="G0S0">
            <chart:domain table:cell-range-address="Sheet1.$A$3:.$A$10"/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